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7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2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rsid="0015efd5" officeooo:paragraph-rsid="0015efd5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5c1e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65c1e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65c1e"/>
    </style:style>
    <style:style style:name="P4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41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43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45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officeooo:paragraph-rsid="00258f28"/>
    </style:style>
    <style:style style:name="P47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officeooo:rsid="00258f28" officeooo:paragraph-rsid="00258f28"/>
    </style:style>
    <style:style style:name="P48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49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24a448"/>
    </style:style>
    <style:style style:name="P5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5efd5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5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5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8" style:family="paragraph" style:parent-style-name="Standard" style:list-style-name="L1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.4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015e205" officeooo:paragraph-rsid="0015e205"/>
    </style:style>
    <style:style style:name="P59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60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officeooo:paragraph-rsid="00165c1e"/>
    </style:style>
    <style:style style:name="P6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e04d2" officeooo:paragraph-rsid="001e04d2" style:font-name-asian="Times New Roman1" style:font-size-asian="14pt" style:font-name-complex="Times New Roman1" style:font-size-complex="14pt"/>
    </style:style>
    <style:style style:name="P6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6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66" style:family="paragraph">
      <loext:graphic-properties draw:fill-color="#ffffff"/>
    </style:style>
    <style:style style:name="P67" style:family="paragraph">
      <loext:graphic-properties draw:fill="solid" draw:fill-color="#ffffff" draw:opacity="100%"/>
      <style:paragraph-properties fo:background-color="#ffffff"/>
    </style:style>
    <style:style style:name="P6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/>
    </style:style>
    <style:style style:name="P6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73" style:family="paragraph">
      <loext:graphic-properties draw:fill-color="#ffffff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75" style:family="paragraph">
      <loext:graphic-properties draw:fill="solid" draw:fill-color="#ffffff"/>
      <style:paragraph-properties fo:background-color="#ffffff"/>
    </style:style>
    <style:style style:name="P76" style:family="paragraph">
      <loext:graphic-properties draw:fill="solid" draw:fill-color="#ffffff" draw:opacity="100%"/>
      <style:paragraph-properties fo:background-color="#ffffff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4238f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efd5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officeooo:rsid="0015e205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font-weight="normal" officeooo:rsid="0015efd5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3" style:family="text">
      <style:text-properties fo:color="#000000" style:font-name="DejaVu Sans Mono1" fo:font-size="10pt" fo:font-weight="bold" officeooo:rsid="0016cf62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7" style:family="text">
      <style:text-properties fo:color="#008000" fo:font-weight="bold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8000" style:font-name="DejaVu Sans Mono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20" style:family="text">
      <style:text-properties fo:color="#000080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8080"/>
    </style:style>
    <style:style style:name="T24" style:family="text">
      <style:text-properties fo:color="#008080" style:font-name="DejaVu Sans Mono"/>
    </style:style>
    <style:style style:name="T25" style:family="text">
      <style:text-properties fo:color="#008080" fo:font-weight="bold"/>
    </style:style>
    <style:style style:name="T26" style:family="text">
      <style:text-properties fo:color="#371f80"/>
    </style:style>
    <style:style style:name="T27" style:family="text">
      <style:text-properties fo:color="#371f80" style:font-name="DejaVu Sans Mono"/>
    </style:style>
    <style:style style:name="T28" style:family="text">
      <style:text-properties fo:color="#0000ff"/>
    </style:style>
    <style:style style:name="T29" style:family="text">
      <style:text-properties fo:color="#0000ff" style:font-name="DejaVu Sans Mono"/>
    </style:style>
    <style:style style:name="T30" style:family="text">
      <style:text-properties fo:color="#660e7a"/>
    </style:style>
    <style:style style:name="T31" style:family="text">
      <style:text-properties fo:color="#660e7a" style:font-name="DejaVu Sans Mono"/>
    </style:style>
    <style:style style:name="T32" style:family="text">
      <style:text-properties officeooo:rsid="0015e205"/>
    </style:style>
    <style:style style:name="T33" style:family="text">
      <style:text-properties officeooo:rsid="0015efd5"/>
    </style:style>
    <style:style style:name="T34" style:family="text">
      <style:text-properties officeooo:rsid="00165c1e"/>
    </style:style>
    <style:style style:name="T35" style:family="text">
      <style:text-properties style:font-name="DejaVu Sans Mono"/>
    </style:style>
    <style:style style:name="T36" style:family="text">
      <style:text-properties style:font-name="DejaVu Sans Mono" officeooo:rsid="00165c1e"/>
    </style:style>
    <style:style style:name="T37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8" style:family="text">
      <style:text-properties officeooo:rsid="00192d92"/>
    </style:style>
    <style:style style:name="T39" style:family="text">
      <style:text-properties officeooo:rsid="001c4008"/>
    </style:style>
    <style:style style:name="T40" style:family="text">
      <style:text-properties officeooo:rsid="001e04d2"/>
    </style:style>
    <style:style style:name="T41" style:family="text">
      <style:text-properties officeooo:rsid="001f9ad2"/>
    </style:style>
    <style:style style:name="T42" style:family="text">
      <style:text-properties officeooo:rsid="001fa9e1"/>
    </style:style>
    <style:style style:name="T43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4" style:family="text">
      <style:text-properties fo:font-size="14pt" fo:font-weight="bold" officeooo:rsid="0016cf62" style:font-name-asian="Times New Roman1" style:font-size-asian="14pt" style:font-weight-asian="bold" style:font-name-complex="Times New Roman1" style:font-size-complex="14pt" style:font-weight-complex="bold"/>
    </style:style>
    <style:style style:name="T45" style:family="text">
      <style:text-properties fo:color="#c586c0"/>
    </style:style>
    <style:style style:name="T46" style:family="text">
      <style:text-properties fo:color="#c586c0" fo:font-weight="bold"/>
    </style:style>
    <style:style style:name="T47" style:family="text">
      <style:text-properties fo:color="#c586c0" style:font-name="Droid Sans Mono" fo:font-size="10.5pt" fo:font-weight="normal"/>
    </style:style>
    <style:style style:name="T48" style:family="text">
      <style:text-properties fo:color="#569cd6"/>
    </style:style>
    <style:style style:name="T49" style:family="text">
      <style:text-properties fo:color="#569cd6" fo:font-weight="bold"/>
    </style:style>
    <style:style style:name="T50" style:family="text">
      <style:text-properties fo:color="#9cdcfe"/>
    </style:style>
    <style:style style:name="T51" style:family="text">
      <style:text-properties fo:color="#9cdcfe" fo:font-weight="bold"/>
    </style:style>
    <style:style style:name="T52" style:family="text">
      <style:text-properties fo:color="#9cdcfe" style:font-name="Droid Sans Mono" fo:font-size="10.5pt" fo:font-weight="normal"/>
    </style:style>
    <style:style style:name="T53" style:family="text">
      <style:text-properties fo:color="#ce9178"/>
    </style:style>
    <style:style style:name="T54" style:family="text">
      <style:text-properties fo:color="#4ec9b0"/>
    </style:style>
    <style:style style:name="T55" style:family="text">
      <style:text-properties style:font-name="Droid Sans Mono" fo:font-size="10.5pt" fo:font-weight="normal"/>
    </style:style>
    <style:style style:name="T56" style:family="text">
      <style:text-properties fo:color="#dcdcaa" style:font-name="Droid Sans Mono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осковский авиационный институт</text:p>
      <text:p text:style-name="P10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9"><text:s/></text:p>
      <text:p text:style-name="P9"><text:s/></text:p>
      <text:p text:style-name="P9"><text:s/></text:p>
      <text:p text:style-name="P9"><text:s/></text:p>
      <text:p text:style-name="P11">Лабораторная работа № <text:span text:style-name="T32">3</text:span></text:p>
      <text:p text:style-name="P12">Тема: <text:span text:style-name="T32">Наследование, полиморфизм</text:span></text:p>
      <text:p text:style-name="P9"/>
      <text:p text:style-name="P13"><text:s/></text:p>
      <text:p text:style-name="P13"><text:s/></text:p>
      <text:p text:style-name="P9"><text:s/></text:p>
      <text:p text:style-name="P15"><text:tab/><text:tab/><text:tab/><text:tab/><text:tab/><text:tab/><text:tab/>Студент: <text:span text:style-name="T39">Кудинов</text:span> <text:span text:style-name="T39">Сергей</text:span></text:p>
      <text:p text:style-name="P15"><text:tab/><text:tab/><text:tab/><text:tab/><text:tab/><text:tab/><text:tab/>Преподаватель: Журавлев А.А.</text:p>
      <text:p text:style-name="P15"><text:tab/><text:tab/><text:tab/><text:tab/><text:tab/><text:tab/><text:tab/>Дата:</text:p>
      <text:p text:style-name="P15"><text:tab/><text:tab/><text:tab/><text:tab/><text:tab/><text:tab/><text:tab/>Оценка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Москва, 2019</text:p>
      <text:p text:style-name="P16"/>
      <text:list xml:id="list2539398834" text:style-name="WWNum2">
        <text:list-item>
          <text:p text:style-name="P55">Постановка задачи</text:p>
        </text:list-item>
      </text:list>
      <text:p text:style-name="P24">Разработать классы фигур, представляющих пятиугольник, ромб и трапецию, классы которых должны наследоваться от базового класса Figure. Все классы должны поддерживать набор общих методов:</text:p>
      <text:list xml:id="list1963639568" text:style-name="L1">
        <text:list-item>
          <text:p text:style-name="P44">Вычисление геометрического центра фигуры.</text:p>
        </text:list-item>
        <text:list-item>
          <text:p text:style-name="P44">Вывод точек фигуры в поток с помощью оператора &lt;&lt;</text:p>
        </text:list-item>
        <text:list-item>
          <text:p text:style-name="P44">Ввод точек фигуры из потока с помощью оператора &gt;&gt;</text:p>
        </text:list-item>
        <text:list-item>
          <text:p text:style-name="P44">Вычисление площади фигур</text:p>
          <text:p text:style-name="P58"><text:span text:style-name="T7"><text:s text:c="8"/>Также необходимо хранить созданные фигуры в векторе указателей на объекты базового класс</text:span><text:span text:style-name="T8">а</text:span><text:span text:style-name="T7">.</text:span></text:p>
        </text:list-item>
      </text:list>
      <text:p text:style-name="P2"/>
      <text:list xml:id="list142641718199879" text:continue-list="list2539398834" text:style-name="WWNum2">
        <text:list-item>
          <text:p text:style-name="P55">Репозиторий github</text:p>
        </text:list-item>
      </text:list>
      <text:p text:style-name="P17"><text:span text:style-name="T7"><text:tab/></text:span><text:a xlink:type="simple" xlink:href="https://github.com/devepodete/oop_exercise_01/" text:style-name="ListLabel_20_103" text:visited-style-name="ListLabel_20_103"><text:span text:style-name="ListLabel_20_19"><text:span text:style-name="T9">https://github.com/ilya89099/oop_exercise_0</text:span></text:span></text:a><text:a xlink:type="simple" xlink:href="https://github.com/devepodete/oop_exercise_01/" text:style-name="ListLabel_20_103" text:visited-style-name="ListLabel_20_103"><text:span text:style-name="ListLabel_20_19"><text:span text:style-name="T10">3</text:span></text:span></text:a><text:a xlink:type="simple" xlink:href="https://github.com/devepodete/oop_exercise_01/" text:style-name="ListLabel_20_103" text:visited-style-name="ListLabel_20_103"><text:span text:style-name="ListLabel_20_19"><text:span text:style-name="T9">/</text:span></text:span></text:a></text:p>
      <text:p text:style-name="P18"/>
      <text:list xml:id="list142643078548644" text:continue-numbering="true" text:style-name="WWNum2">
        <text:list-item>
          <text:p text:style-name="P56">Описание программы </text:p>
        </text:list-item>
      </text:list>
      <text:p text:style-name="P31">Реализован базовый абстрактный класс Figure, имеющий чисто виртуальные функции для вычисления площади, центра и ввода/вывода из потоков. В конструкторах классов-наследников Trapeze, Rhombus <text:span text:style-name="T39">и Rectangle</text:span> реализованы проверки на корректность переданных точек, стоит заметить, что точки в конструкторы передаются в любом порядке. Площадь трапеции подсчитвается стандартной формулой (высота * полусумма длин оснований)/2. Площадь ромба подсчитывается как полупроизведение длин диагоналей. Площадь <text:span text:style-name="T39">прямоугольника</text:span> рассчитывается <text:span text:style-name="T39">стандартной формулой произведения смежных ребер</text:span>. Центры всех фигур вычисляются как сумма координат всех составляющих точек по координатам x и y, поделенная на количество точек.</text:p>
      <text:p text:style-name="P23"/>
      <text:p text:style-name="P23">Для удобства пользования создано меню с <text:span text:style-name="T33">несколькими</text:span> командами: </text:p>
      <text:list xml:id="list1832480211" text:style-name="WWNum3">
        <text:list-item>
          <text:p text:style-name="P45"><text:span text:style-name="T40">1</text:span> – создает новую <text:span text:style-name="T33">фигуру типа 1 – трапеция, 2 – ромб, 3 – прямоугольник, по переданным точкам</text:span>. <text:span text:style-name="T33">Фигура добавляется в конец вектора фигур.</text:span></text:p>
        </text:list-item>
        <text:list-item>
          <text:p text:style-name="P48"><text:span text:style-name="T8">area INDEX</text:span><text:span text:style-name="T7"> – </text:span><text:span text:style-name="T11">выводит фигуру, находяющуюся в векторе по данному <text:s/>индексу(при нумерации с 1), а также ее площадь</text:span></text:p>
        </text:list-item>
        <text:list-item>
          <text:p text:style-name="P50"><text:span text:style-name="T33">center INDEX</text:span> – <text:span text:style-name="T33">выводит фигуру, находяющуюся в векторе по данному <text:s/>индексу(при нумерации с 1), а также ее центр</text:span></text:p>
        </text:list-item>
        <text:list-item>
          <text:p text:style-name="P51">print INDEX – выводит все точки фигуры находяющейся в векторе по данному <text:s/>индексу(при нумерации с 1).</text:p>
        </text:list-item>
        <text:list-item>
          <text:p text:style-name="P51">delete INDEX – удаляет из вектора фигур фигуру с заданным индексам(нумерация с 1).</text:p>
        </text:list-item>
        <text:list-item>
          <text:p text:style-name="P52">count – выводит количество фигур в векторе.</text:p>
        </text:list-item>
      </text:list>
      <text:p text:style-name="P8"/>
      <text:list xml:id="list142642564771466" text:continue-list="list142643078548644" text:style-name="WWNum2">
        <text:list-item>
          <text:p text:style-name="P59"><text:soft-page-break/>Набор testcases</text:p>
        </text:list-item>
      </text:list>
      <text:p text:style-name="P25"><text:span text:style-name="T7">Тестовые файлы:</text:span><text:span text:style-name="T1"> test_01.test</text:span><text:span text:style-name="T7">, </text:span><text:span text:style-name="T1">test_02.test, test_03.test, test_0</text:span><text:span text:style-name="T2">4</text:span><text:span text:style-name="T1">.test</text:span></text:p>
      <text:p text:style-name="P28">test_01.test:</text:p>
      <text:p text:style-name="P26">1</text:p>
      <text:p text:style-name="P26">1</text:p>
      <text:p text:style-name="P26">5 0 10 0 7 5 10 5</text:p>
      <text:p text:style-name="P26">3</text:p>
      <text:p text:style-name="P26">1</text:p>
      <text:p text:style-name="P62">Проверка на создание трапеций</text:p>
      <text:p text:style-name="P21">Результат работы программы</text:p>
      <text:p text:style-name="P32">Created figure</text:p>
      <text:p text:style-name="P32">Trapeze 5 0 p1 7 5 p2 10 0 p3 10 5 p4 </text:p>
      <text:p text:style-name="P32"/>
      <text:p text:style-name="P32">Trapeze 5 0 p1 7 5 p2 10 0 p3 10 5 p4 </text:p>
      <text:p text:style-name="P32"/>
      <text:p text:style-name="P32">Area: 20</text:p>
      <text:p text:style-name="P28">test_02.t<text:span text:style-name="T34">est</text:span>:</text:p>
      <text:p text:style-name="P29">1</text:p>
      <text:p text:style-name="P29">3</text:p>
      <text:p text:style-name="P29">0 5 10 5 0 0 10 0</text:p>
      <text:p text:style-name="P29">3</text:p>
      <text:p text:style-name="P29">1</text:p>
      <text:p text:style-name="P29">4</text:p>
      <text:p text:style-name="P29">1</text:p>
      <text:p text:style-name="P29">count</text:p>
      <text:p text:style-name="P27"><text:soft-page-break/>Проверка на <text:span text:style-name="T41">создание прямоугольников</text:span></text:p>
      <text:p text:style-name="P21">Результат работы программы</text:p>
      <text:p text:style-name="P33">Created figure</text:p>
      <text:p text:style-name="P33">Rectangle p1: 0 5p1 10 5p2 0 0p3 10 0p4 </text:p>
      <text:p text:style-name="P33"/>
      <text:p text:style-name="P33">Rectangle p1: 0 5p1 10 5p2 0 0p3 10 0p4 </text:p>
      <text:p text:style-name="P33"/>
      <text:p text:style-name="P33">Area: 50</text:p>
      <text:p text:style-name="P33">Rectangle p1: 0 5p1 10 5p2 0 0p3 10 0p4 </text:p>
      <text:p text:style-name="P33"/>
      <text:p text:style-name="P33">Center: 5 2.5</text:p>
      <text:p text:style-name="P33">Elements count: 1</text:p>
      <text:p text:style-name="P28">test_03.<text:span text:style-name="T34">test</text:span>:</text:p>
      <text:p text:style-name="P29">1</text:p>
      <text:p text:style-name="P29">2</text:p>
      <text:p text:style-name="P29">3 4 8 4 5 0 0 0</text:p>
      <text:p text:style-name="P29">3</text:p>
      <text:p text:style-name="P29">1</text:p>
      <text:p text:style-name="P29">4</text:p>
      <text:p text:style-name="P29">1</text:p>
      <text:p text:style-name="P29">5</text:p>
      <text:p text:style-name="P29">1</text:p>
      <text:p text:style-name="P29">count</text:p>
      <text:p text:style-name="P27">Проверка на <text:span text:style-name="T42">создание ромбов</text:span></text:p>
      <text:p text:style-name="P21">Результат работы программы</text:p>
      <text:p text:style-name="P33"><text:soft-page-break/>Created figure</text:p>
      <text:p text:style-name="P33">Rhombus 3 4p1 8 4p2 5 0p3 0 0p4 </text:p>
      <text:p text:style-name="P33"/>
      <text:p text:style-name="P33">Rhombus 3 4p1 8 4p2 5 0p3 0 0p4 </text:p>
      <text:p text:style-name="P33"/>
      <text:p text:style-name="P33">Area: 20</text:p>
      <text:p text:style-name="P33">Rhombus 3 4p1 8 4p2 5 0p3 0 0p4 </text:p>
      <text:p text:style-name="P33"/>
      <text:p text:style-name="P33">Center: 4 2</text:p>
      <text:p text:style-name="P33">Elements count: 0</text:p>
      <text:p text:style-name="P60"/>
      <text:list xml:id="list142641462298105" text:continue-numbering="true" text:style-name="WWNum2">
        <text:list-item>
          <text:p text:style-name="P57">Результаты выполнения тестов</text:p>
        </text:list-item>
      </text:list>
      <text:p text:style-name="P26">Все тесты успешно пройдены, программа выдаёт верные результаты.</text:p>
      <text:p text:style-name="P3"/>
      <text:list xml:id="list142642366056207" text:continue-numbering="true" text:style-name="WWNum2">
        <text:list-item>
          <text:p text:style-name="P56">Листинг программы</text:p>
        </text:list-item>
      </text:list>
      <text:p text:style-name="P19"/>
      <text:p text:style-name="P20">main.cpp</text:p>
      <text:p>#pragma once</text:p>
      <text:p/>
      <text:p>#include "Figure.h"</text:p>
      <text:p><text:s/></text:p>
      <text:p>#include &lt;iostream&gt;</text:p>
      <text:p>#include &lt;vector&gt;</text:p>
      <text:p>#include &lt;algorithm&gt;</text:p>
      <text:p>#include &lt;exception&gt;</text:p>
      <text:p>#include "Rectangle.h"</text:p>
      <text:p>#include "Rhombus.h"</text:p>
      <text:p>#include "Trapeze.h"</text:p>
      <text:p>int main() {</text:p>
      <text:p><text:s text:c="2"/>std::vector&lt;Figure*&gt; figures;</text:p>
      <text:p><text:s text:c="4"/>std::string command;</text:p>
      <text:p><text:s text:c="4"/>while (std::cin &gt;&gt; command) {</text:p>
      <text:p><text:s text:c="8"/>if (command == "1") {</text:p>
      <text:p><text:s text:c="12"/>std::string fig_type;</text:p>
      <text:p><text:s text:c="12"/>std::cin &gt;&gt; fig_type;</text:p>
      <text:p><text:s text:c="12"/>Figure* new_fig;</text:p>
      <text:p><text:s text:c="12"/>if (fig_type == "1") {</text:p>
      <text:p><text:soft-page-break/><text:s text:c="16"/>new_fig = new Trapeze;</text:p>
      <text:p><text:s text:c="12"/>} else if (fig_type == "2") {</text:p>
      <text:p><text:s text:c="16"/>new_fig = new Rhombus;</text:p>
      <text:p><text:s text:c="12"/>} else if (fig_type == "3") {</text:p>
      <text:p><text:s text:c="16"/>new_fig = new Rectangle;</text:p>
      <text:p><text:s text:c="12"/>} else {</text:p>
      <text:p><text:s text:c="16"/>std::cout &lt;&lt; "Invalid figure type\n";</text:p>
      <text:p><text:s text:c="16"/>std::cin.ignore(30000, '\n');</text:p>
      <text:p><text:s text:c="16"/>continue;</text:p>
      <text:p><text:s text:c="12"/>}</text:p>
      <text:p><text:s text:c="12"/>try {</text:p>
      <text:p><text:s text:c="16"/>std::cin &gt;&gt; (*new_fig);</text:p>
      <text:p><text:s text:c="12"/>} catch (std::exception&amp; e) {</text:p>
      <text:p><text:s text:c="16"/>std::cout &lt;&lt; e.what() &lt;&lt; "\n";</text:p>
      <text:p><text:s text:c="16"/>delete new_fig;</text:p>
      <text:p><text:s text:c="16"/>continue;</text:p>
      <text:p><text:s text:c="12"/>}</text:p>
      <text:p><text:s text:c="12"/>figures.push_back(new_fig);</text:p>
      <text:p><text:s text:c="12"/>std::cout &lt;&lt; "Created figure\n";</text:p>
      <text:p><text:s text:c="12"/>std::cout &lt;&lt; *new_fig &lt;&lt; "\n";</text:p>
      <text:p><text:s text:c="8"/>} else if (command == "2") {</text:p>
      <text:p><text:s text:c="12"/>int index;</text:p>
      <text:p><text:s text:c="12"/>std::cin &gt;&gt; index;</text:p>
      <text:p><text:s text:c="12"/>index--;</text:p>
      <text:p><text:s text:c="12"/>if (index &lt; 0 || index &gt;= figures.size()) {</text:p>
      <text:p><text:s text:c="16"/>std::cout &lt;&lt; "No object at that index\n";</text:p>
      <text:p><text:s text:c="16"/>continue;</text:p>
      <text:p><text:s text:c="12"/>}</text:p>
      <text:p><text:s text:c="12"/>std::cout &lt;&lt; "Figure at index " &lt;&lt; index + 1 &lt;&lt; " - " &lt;&lt; *figures[index] &lt;&lt; "\n";</text:p>
      <text:p><text:s text:c="8"/>} else if (command == "3") {</text:p>
      <text:p><text:s text:c="12"/>int index;</text:p>
      <text:p><text:s text:c="12"/>std::cin &gt;&gt; index;</text:p>
      <text:p><text:s text:c="12"/>index--;</text:p>
      <text:p><text:s text:c="12"/>if (index &lt; 0 || index &gt;= figures.size()) {</text:p>
      <text:p><text:s text:c="16"/>std::cout &lt;&lt; "No object at that index\n";</text:p>
      <text:p><text:s text:c="16"/>continue;</text:p>
      <text:p><text:s text:c="12"/>}</text:p>
      <text:p><text:s text:c="12"/>std::cout &lt;&lt; *figures[index] &lt;&lt; "\n";</text:p>
      <text:p><text:s text:c="12"/>std::cout &lt;&lt; "Area: " &lt;&lt; figures[index]-&gt;getSquare() &lt;&lt; "\n";</text:p>
      <text:p><text:s text:c="8"/>} else if (command == "4") {</text:p>
      <text:p><text:s text:c="12"/>int index;</text:p>
      <text:p><text:s text:c="12"/>std::cin &gt;&gt; index;</text:p>
      <text:p><text:s text:c="12"/>index--;</text:p>
      <text:p><text:s text:c="12"/>if (index &lt; 0 || index &gt;= figures.size()) {</text:p>
      <text:p><text:s text:c="16"/>std::cout &lt;&lt; "No object at that index\n";</text:p>
      <text:p><text:s text:c="16"/>continue;</text:p>
      <text:p><text:s text:c="12"/>}</text:p>
      <text:p><text:s text:c="12"/>std::cout &lt;&lt; *figures[index] &lt;&lt; "\n";</text:p>
      <text:p><text:s text:c="12"/>std::cout &lt;&lt; "Center: " &lt;&lt; figures[index]-&gt;getCenter() &lt;&lt; "\n";</text:p>
      <text:p><text:s text:c="8"/>} else if (command == "5") {</text:p>
      <text:p><text:s text:c="12"/>int index;</text:p>
      <text:p><text:s text:c="12"/>std::cin &gt;&gt; index;</text:p>
      <text:p><text:soft-page-break/><text:s text:c="12"/>index--;</text:p>
      <text:p><text:s text:c="12"/>if (index &lt; 0 || index &gt;= figures.size()) {</text:p>
      <text:p><text:s text:c="16"/>std::cout &lt;&lt; "No object at that index\n";</text:p>
      <text:p><text:s text:c="16"/>continue;</text:p>
      <text:p><text:s text:c="12"/>}</text:p>
      <text:p><text:s text:c="12"/>delete figures[index];</text:p>
      <text:p><text:s text:c="12"/>figures.erase(figures.begin() + index);</text:p>
      <text:p><text:s text:c="8"/>} else if (command == "count") {</text:p>
      <text:p><text:s text:c="12"/>std::cout &lt;&lt; "Elements count: " &lt;&lt; figures.size() &lt;&lt; "\n";</text:p>
      <text:p><text:s text:c="8"/>}</text:p>
      <text:p><text:s text:c="4"/>}</text:p>
      <text:p><text:s text:c="4"/>for (Figure* ptr : figures) {</text:p>
      <text:p><text:s text:c="8"/>delete ptr;</text:p>
      <text:p><text:s text:c="4"/>}</text:p>
      <text:p><text:s text:c="4"/>return 0;</text:p>
      <text:p/>
      <text:p><text:s text:c="4"/>return 0;</text:p>
      <text:p>}</text:p>
      <text:p text:style-name="P5"><text:span text:style-name="T4">Trapeze</text:span><text:bookmark-start text:name="__DdeLink__2335_150959209"/><text:span text:style-name="T3">.h</text:span></text:p>
      <text:p><text:bookmark-end text:name="__DdeLink__2335_150959209"/>#pragma once</text:p>
      <text:p/>
      <text:p>#include &lt;vector&gt;</text:p>
      <text:p>#include "Figure.h"</text:p>
      <text:p>class Trapeze: public Figure {</text:p>
      <text:p><text:s text:c="4"/>protected:</text:p>
      <text:p><text:s text:c="8"/>std::vector&lt;Point&gt; points;</text:p>
      <text:p><text:s text:c="4"/>public:</text:p>
      <text:p><text:s text:c="8"/>Trapeze() = default;</text:p>
      <text:p><text:s text:c="8"/>Trapeze(Point p1, Point p2, Point p3, Point p4);</text:p>
      <text:p/>
      <text:p><text:s text:c="9"/>double getSquare();</text:p>
      <text:p><text:s text:c="8"/>Point getCenter();</text:p>
      <text:p><text:s text:c="9"/>void print(std::ostream&amp; os) const;</text:p>
      <text:p><text:s text:c="9"/>void scan(std::istream &amp;is);</text:p>
      <text:p>};</text:p>
      <text:p text:style-name="P4"><text:span text:style-name="T34">Trapeze</text:span>.cpp</text:p>
      <text:p>#pragma once</text:p>
      <text:p/>
      <text:p>#include "Trapeze.h"</text:p>
      <text:p/>
      <text:p><text:s text:c="4"/></text:p>
      <text:p><text:s text:c="4"/>Trapeze::Trapeze(Point p1, Point p2, Point p3, Point p4) {</text:p>
      <text:p><text:s text:c="7"/>if (IsParallel(p1,p2,p3,p4) </text:p>
      <text:p><text:s text:c="8"/>&amp;&amp; !IsParallel(p1,p3,p2,p4)) {</text:p>
      <text:p><text:s text:c="8"/>std::swap(p2, p3);</text:p>
      <text:p/>
      <text:p><text:s text:c="4"/>} else if (!IsParallel(p1,p2,p3,p4) </text:p>
      <text:p><text:s text:c="8"/>&amp;&amp; IsParallel(p1,p3,p2,p4)) {</text:p>
      <text:p/>
      <text:p><text:s text:c="4"/></text:p>
      <text:p><text:s text:c="4"/>} else {</text:p>
      <text:p><text:s text:c="8"/>throw std::logic_error("not Trapeze");</text:p>
      <text:p><text:soft-page-break/><text:s text:c="4"/>}</text:p>
      <text:p><text:s text:c="4"/>points.push_back(p1);</text:p>
      <text:p><text:s text:c="8"/>points.push_back(p2);</text:p>
      <text:p><text:s text:c="4"/>points.push_back(p3);</text:p>
      <text:p><text:s text:c="4"/>points.push_back(p4);</text:p>
      <text:p/>
      <text:p><text:s text:c="4"/>}</text:p>
      <text:p><text:s text:c="4"/>double Trapeze::getSquare() {</text:p>
      <text:p><text:s text:c="8"/>double res = 0;</text:p>
      <text:p><text:tab/> <text:s text:c="3"/>for (unsigned i=0; i&lt;this-&gt;points.size(); i++) {</text:p>
      <text:p><text:tab/><text:tab/>Point p1 = i ? this-&gt;points[i-1] : this-&gt;points.back(),</text:p>
      <text:p><text:tab/><text:tab/><text:tab/>p2 = this-&gt;points[i];</text:p>
      <text:p><text:tab/><text:tab/> <text:s text:c="3"/>res += (p1.x - p2.x) * (p1.y + p2.y);</text:p>
      <text:p><text:tab/> <text:s text:c="3"/>}</text:p>
      <text:p><text:s text:c="8"/>return (length(this-&gt;points[0],this-&gt;points[2])+length(this-&gt;points[1],this-&gt;points[3]))*fabs((this-&gt;points[0].y-this-&gt;points[1].y))*(0.5);</text:p>
      <text:p><text:s text:c="4"/>}</text:p>
      <text:p><text:s text:c="4"/>void Trapeze::print(std::ostream&amp; os) const {</text:p>
      <text:p><text:s text:c="4"/>os &lt;&lt; "Trapeze ";</text:p>
      <text:p><text:s text:c="4"/>for (int i = 0; i &lt; this-&gt;points.size(); ++i) {</text:p>
      <text:p><text:s text:c="8"/>os &lt;&lt; this-&gt;points[i] &lt;&lt; " p" &lt;&lt; i+1 &lt;&lt;" ";</text:p>
      <text:p><text:s text:c="4"/>}</text:p>
      <text:p><text:s text:c="8"/>os &lt;&lt; std::endl;</text:p>
      <text:p/>
      <text:p><text:s text:c="4"/>}</text:p>
      <text:p/>
      <text:p>void Trapeze::scan(std::istream &amp;is) {</text:p>
      <text:p><text:s text:c="4"/>Point p1,p2,p3,p4;</text:p>
      <text:p><text:s text:c="4"/>is &gt;&gt; p1 &gt;&gt; p2 &gt;&gt; p3 &gt;&gt; p4;</text:p>
      <text:p><text:s text:c="4"/>*this = Trapeze(p1,p2,p3,p4);</text:p>
      <text:p>}</text:p>
      <text:p>Point Trapeze::getCenter() <text:s/>{</text:p>
      <text:p/>
      <text:p><text:s text:c="4"/>Point p;</text:p>
      <text:p><text:s text:c="4"/>p.x = 0;</text:p>
      <text:p><text:s text:c="4"/>p.y = 0;</text:p>
      <text:p><text:s text:c="4"/>for (int i = 0; i &lt; points.size(); ++i) {</text:p>
      <text:p><text:s text:c="8"/>p = p+(points[i]/points.size());</text:p>
      <text:p><text:s text:c="4"/>}</text:p>
      <text:p><text:s text:c="4"/>return p;</text:p>
      <text:p>}</text:p>
      <text:p text:style-name="P53"><text:span text:style-name="T3"/></text:p>
      <text:p text:style-name="P6"><text:span text:style-name="T4">Rhombus</text:span><text:bookmark-start text:name="__DdeLink__2335_1509592092"/><text:span text:style-name="T3">.h</text:span></text:p>
      <text:p><text:bookmark-end text:name="__DdeLink__2335_1509592092"/>#pragma once</text:p>
      <text:p/>
      <text:p>#include &lt;vector&gt;</text:p>
      <text:p>#include "Figure.h"</text:p>
      <text:p>class Rhombus: public Figure {</text:p>
      <text:p><text:s text:c="4"/>protected:</text:p>
      <text:p><text:s text:c="8"/>std::vector&lt;Point&gt; points;</text:p>
      <text:p><text:s text:c="4"/>public:</text:p>
      <text:p><text:s text:c="8"/>Rhombus() = default;</text:p>
      <text:p><text:soft-page-break/><text:s text:c="8"/>Rhombus(Point p1, Point p2, Point p3, Point p4);</text:p>
      <text:p/>
      <text:p><text:s text:c="9"/>double getSquare();</text:p>
      <text:p><text:s text:c="8"/>Point getCenter();</text:p>
      <text:p><text:s text:c="9"/>void print(std::ostream&amp; os) const;</text:p>
      <text:p><text:s text:c="9"/>void scan(std::istream &amp;is);</text:p>
      <text:p>};</text:p>
      <text:p text:style-name="P6"><text:span text:style-name="T4">Rhombus</text:span><text:bookmark-start text:name="__DdeLink__2335_15095920921"/><text:span text:style-name="T3">.</text:span><text:span text:style-name="T4">cpp</text:span></text:p>
      <text:p><text:bookmark-end text:name="__DdeLink__2335_15095920921"/>#pragma once</text:p>
      <text:p/>
      <text:p>#include "Rhombus.h"</text:p>
      <text:p><text:s text:c="4"/></text:p>
      <text:p><text:s text:c="4"/>Rhombus::Rhombus(Point p1, Point p2, Point p3, Point p4) {</text:p>
      <text:p><text:s text:c="7"/>if (length(p1, p2) == length(p1, p4)</text:p>
      <text:p><text:s text:c="8"/>&amp;&amp; length(p3, p4) == length(p2, p3)</text:p>
      <text:p><text:s text:c="8"/>&amp;&amp; length(p1, p2) == length(p2, p3)) {</text:p>
      <text:p/>
      <text:p><text:s text:c="4"/>} else if (length(p1, p4) == length(p1, p3)</text:p>
      <text:p><text:s text:c="11"/>&amp;&amp; length(p2, p3) == length(p2, p4)</text:p>
      <text:p><text:s text:c="11"/>&amp;&amp; length(p1, p4) == length(p2, p4)) {</text:p>
      <text:p><text:s text:c="8"/>std::swap(p2, p3);</text:p>
      <text:p><text:s text:c="4"/>} else if (length(p1, p3) == length(p1, p2)</text:p>
      <text:p><text:s text:c="14"/>&amp;&amp; length(p2, p4) == length(p3, p4)</text:p>
      <text:p><text:s text:c="14"/>&amp;&amp; length(p1, p2)== length(p2, p4)) {</text:p>
      <text:p><text:s text:c="8"/>std::swap(p3, p4);</text:p>
      <text:p><text:s text:c="4"/>} else {</text:p>
      <text:p><text:s text:c="8"/>throw std::logic_error("not rhombus");</text:p>
      <text:p><text:s text:c="4"/>}</text:p>
      <text:p><text:s text:c="8"/>points.push_back(p1);</text:p>
      <text:p><text:s text:c="8"/>points.push_back(p2);</text:p>
      <text:p><text:s text:c="4"/>points.push_back(p3);</text:p>
      <text:p><text:s text:c="4"/>points.push_back(p4);</text:p>
      <text:p><text:s text:c="4"/>}</text:p>
      <text:p><text:s text:c="4"/>double Rhombus::getSquare() {</text:p>
      <text:p><text:tab/>return length(this-&gt;points[1],this-&gt;points[3])*length(this-&gt;points[0],this-&gt;points[2])*0.5;</text:p>
      <text:p><text:s text:c="4"/>}</text:p>
      <text:p><text:s text:c="8"/>void Rhombus::print(std::ostream&amp; os) const {</text:p>
      <text:p><text:s text:c="4"/>os &lt;&lt; "Rhombus ";</text:p>
      <text:p><text:s text:c="4"/>for (int i = 0; i &lt; this-&gt;points.size(); ++i) {</text:p>
      <text:p><text:s text:c="8"/>os &lt;&lt; this-&gt;points[i] &lt;&lt; "p" &lt;&lt; i+1 &lt;&lt;" ";</text:p>
      <text:p><text:s text:c="4"/>}</text:p>
      <text:p><text:s text:c="8"/>os &lt;&lt; std::endl;</text:p>
      <text:p/>
      <text:p><text:s text:c="4"/>}</text:p>
      <text:p/>
      <text:p>void Rhombus::scan(std::istream &amp;is) {</text:p>
      <text:p><text:s text:c="4"/>Point p1,p2,p3,p4;</text:p>
      <text:p><text:s text:c="4"/>is &gt;&gt; p1 &gt;&gt; p2 &gt;&gt; p3 &gt;&gt; p4;</text:p>
      <text:p><text:s text:c="4"/>*this = Rhombus(p1,p2,p3,p4);</text:p>
      <text:p>}</text:p>
      <text:p>Point Rhombus::getCenter() <text:s/>{</text:p>
      <text:p/>
      <text:p><text:soft-page-break/><text:s text:c="4"/>Point p;</text:p>
      <text:p><text:s text:c="4"/>p.x = 0;</text:p>
      <text:p><text:s text:c="4"/>p.y = 0;</text:p>
      <text:p><text:s text:c="4"/>for (int i = 0; i &lt; points.size(); ++i) {</text:p>
      <text:p><text:s text:c="8"/>p = p+(points[i]/points.size());</text:p>
      <text:p><text:s text:c="4"/>}</text:p>
      <text:p><text:s text:c="4"/>return p;</text:p>
      <text:p>}</text:p>
      <text:p/>
      <text:p text:style-name="P49"><text:span text:style-name="T6">Rectangle</text:span><text:bookmark-start text:name="__DdeLink__2335_15095920922"/><text:span text:style-name="T3">.h</text:span></text:p>
      <text:p><text:bookmark-end text:name="__DdeLink__2335_15095920922"/>#pragma once</text:p>
      <text:p/>
      <text:p>#include &lt;vector&gt;</text:p>
      <text:p>#include "Figure.h"</text:p>
      <text:p>class Rectangle: public Figure {</text:p>
      <text:p><text:s text:c="4"/>protected:</text:p>
      <text:p><text:s text:c="8"/>std::vector&lt;Point&gt; points;</text:p>
      <text:p><text:s text:c="4"/>public:</text:p>
      <text:p><text:s text:c="5"/>Rectangle() = default;</text:p>
      <text:p><text:s text:c="8"/>Rectangle(Point p1, Point p2, Point p3, Point p4);</text:p>
      <text:p><text:s text:c="9"/>double getSquare();</text:p>
      <text:p><text:s text:c="8"/>Point getCenter();</text:p>
      <text:p><text:s text:c="9"/>void print(std::ostream&amp; os) const;</text:p>
      <text:p><text:s text:c="9"/>void scan(std::istream &amp;is);</text:p>
      <text:p>};</text:p>
      <text:p text:style-name="P40"/>
      <text:p text:style-name="P7"><text:span text:style-name="T6">Rectangle</text:span><text:bookmark-start text:name="__DdeLink__2335_150959209221"/><text:span text:style-name="T3">.</text:span><text:span text:style-name="T5">cpp</text:span></text:p>
      <text:p text:style-name="P69"><text:bookmark-end text:name="__DdeLink__2335_150959209221"/>#pragma once</text:p>
      <text:p text:style-name="P69"/>
      <text:p text:style-name="P69">#include "Rectangle.h"</text:p>
      <text:p text:style-name="P69"><text:s text:c="4"/></text:p>
      <text:p text:style-name="P69"><text:s text:c="4"/>Rectangle::Rectangle(Point p1, Point p2, Point p3, Point p4) {</text:p>
      <text:p text:style-name="P69"><text:s text:c="7"/>if (length(p1, p2) == length(p3, p4)</text:p>
      <text:p text:style-name="P69"><text:s text:c="8"/>&amp;&amp; length(p3, p1) == length(p2, p4)</text:p>
      <text:p text:style-name="P69"><text:s text:c="8"/>&amp;&amp; IsOrthogonal(p2,p1,p3)) {</text:p>
      <text:p text:style-name="P69"/>
      <text:p text:style-name="P69"><text:s text:c="4"/>} else if (length(p1, p4) == length(p2, p3)</text:p>
      <text:p text:style-name="P69"><text:s text:c="11"/>&amp;&amp; length(p2, p4) == length(p1, p3)</text:p>
      <text:p text:style-name="P69"><text:s text:c="11"/>&amp;&amp; IsOrthogonal(p1,p4,p2)) {</text:p>
      <text:p text:style-name="P69"><text:s text:c="8"/>std::swap(p2, p4);</text:p>
      <text:p text:style-name="P69"><text:s text:c="4"/>} else {</text:p>
      <text:p text:style-name="P69"><text:s text:c="8"/>throw std::logic_error("not rectangle");</text:p>
      <text:p text:style-name="P69"><text:s text:c="4"/>}</text:p>
      <text:p text:style-name="P69"><text:s text:c="8"/>points.push_back(p1);</text:p>
      <text:p text:style-name="P69"><text:s text:c="8"/>points.push_back(p2);</text:p>
      <text:p text:style-name="P69"><text:s text:c="4"/>points.push_back(p3);</text:p>
      <text:p text:style-name="P69"><text:s text:c="4"/>points.push_back(p4);</text:p>
      <text:p text:style-name="P69"><text:s text:c="4"/>}</text:p>
      <text:p text:style-name="P69"><text:s text:c="4"/>double Rectangle::getSquare() {</text:p>
      <text:p text:style-name="P69"><text:s text:c="8"/>double res = 0;</text:p>
      <text:p text:style-name="P69"><text:tab/> <text:s text:c="3"/>for (unsigned i=0; i&lt;this-&gt;points.size(); i++) {</text:p>
      <text:p text:style-name="P69"><text:tab/><text:tab/>Point p1 = i ? this-&gt;points[i-1] : this-&gt;points.back(),</text:p>
      <text:p text:style-name="P69"><text:tab/><text:tab/><text:tab/>p2 = this-&gt;points[i];</text:p>
      <text:p text:style-name="P69"><text:tab/><text:tab/> <text:s text:c="3"/>res += (p1.x - p2.x * (p1.y + p2.y));</text:p>
      <text:p text:style-name="P69"><text:tab/> <text:s text:c="3"/>}</text:p>
      <text:p text:style-name="P69"><text:tab/>return length(this-&gt;points[0],this-&gt;points[1])*length(this-<text:soft-page-break/>&gt;points[0],this-&gt;points[2]);</text:p>
      <text:p text:style-name="P69"><text:s text:c="4"/>}</text:p>
      <text:p text:style-name="P69"><text:s text:c="12"/>void Rectangle::print(std::ostream&amp; os) const {</text:p>
      <text:p text:style-name="P69"><text:s text:c="4"/>os &lt;&lt; "Rectangle p1: ";</text:p>
      <text:p text:style-name="P69"><text:s text:c="4"/>for (int i = 0; i &lt; this-&gt;points.size(); ++i) {</text:p>
      <text:p text:style-name="P69"><text:s text:c="8"/>os &lt;&lt; this-&gt;points[i] &lt;&lt; "p" &lt;&lt; i+1 &lt;&lt;" ";</text:p>
      <text:p text:style-name="P69"><text:s text:c="4"/>}</text:p>
      <text:p text:style-name="P69"><text:s text:c="4"/>os &lt;&lt; std::endl;</text:p>
      <text:p text:style-name="P69"><text:s text:c="4"/>}</text:p>
      <text:p text:style-name="P69"/>
      <text:p text:style-name="P69">void Rectangle::scan(std::istream &amp;is) {</text:p>
      <text:p text:style-name="P69"><text:s text:c="4"/>Point p1,p2,p3,p4;</text:p>
      <text:p text:style-name="P69"><text:s text:c="4"/>is &gt;&gt; p1 &gt;&gt; p2 &gt;&gt; p3 &gt;&gt; p4;</text:p>
      <text:p text:style-name="P69"><text:s text:c="4"/>*this = Rectangle(p1,p2,p3,p4);</text:p>
      <text:p text:style-name="P69">}</text:p>
      <text:p text:style-name="P69">Point Rectangle::getCenter() <text:s/>{</text:p>
      <text:p text:style-name="P69"/>
      <text:p text:style-name="P69"><text:s text:c="4"/>Point p;</text:p>
      <text:p text:style-name="P69"><text:s text:c="4"/>p.x = 0;</text:p>
      <text:p text:style-name="P69"><text:s text:c="4"/>p.y = 0;</text:p>
      <text:p text:style-name="P69"><text:s text:c="4"/>for (int i = 0; i &lt; points.size(); ++i) {</text:p>
      <text:p text:style-name="P69"><text:s text:c="8"/>p = p+(points[i]/points.size());</text:p>
      <text:p text:style-name="P69"><text:s text:c="4"/>}</text:p>
      <text:p text:style-name="P69"><text:s text:c="4"/>return p;</text:p>
      <text:p text:style-name="P69">}</text:p>
      <text:p text:style-name="P41"/>
      <text:p text:style-name="P7"><text:span text:style-name="T5">Figure.</text:span><text:bookmark-start text:name="__DdeLink__2335_150959209222"/><text:span text:style-name="T3">h</text:span></text:p>
      <text:p><text:bookmark-end text:name="__DdeLink__2335_150959209222"/>#pragma once</text:p>
      <text:p/>
      <text:p>#include &lt;vector&gt;</text:p>
      <text:p>#include &lt;numeric&gt;</text:p>
      <text:p>#include &lt;iostream&gt;</text:p>
      <text:p>#include &lt;vector&gt;</text:p>
      <text:p>#include &lt;cmath&gt;</text:p>
      <text:p>#include &lt;limits&gt;</text:p>
      <text:p>struct Point {</text:p>
      <text:p><text:s text:c="4"/>double x = 0;</text:p>
      <text:p><text:s text:c="4"/>double y = 0;</text:p>
      <text:p>};</text:p>
      <text:p>std::istream&amp; operator &gt;&gt; (std::istream&amp; is, Point&amp; p);</text:p>
      <text:p>std::ostream&amp; operator&lt;&lt; (std::ostream&amp; os, const Point&amp; p);</text:p>
      <text:p>Point operator+(Point left, Point right);</text:p>
      <text:p>Point operator+(Point left, int right);</text:p>
      <text:p>Point operator-(Point left, Point right);</text:p>
      <text:p>Point operator-(Point left, double right);</text:p>
      <text:p>Point operator/(Point left, double right);</text:p>
      <text:p/>
      <text:p>Point operator*(Point left, double right);</text:p>
      <text:p>bool IsOrthogonal(Point a, Point b, Point c);</text:p>
      <text:p>bool IsParallel(Point a, Point b, Point c, Point d);</text:p>
      <text:p>double length(Point left, Point right);</text:p>
      <text:p>class Figure {</text:p>
      <text:p><text:s text:c="4"/>protected:</text:p>
      <text:p><text:soft-page-break/><text:s text:c="8"/>std::vector&lt;Point&gt; points;</text:p>
      <text:p><text:s text:c="4"/>public:</text:p>
      <text:p><text:s text:c="8"/>virtual double getSquare() = 0;</text:p>
      <text:p><text:s text:c="8"/>virtual Point getCenter() = 0;</text:p>
      <text:p><text:s text:c="12"/>virtual ~Figure() = default;</text:p>
      <text:p/>
      <text:p><text:s text:c="8"/>virtual void print(std::ostream&amp; os) const = 0;</text:p>
      <text:p><text:s text:c="8"/>virtual void scan(std::istream &amp;is) = 0;</text:p>
      <text:p>};</text:p>
      <text:p>std::ostream&amp; operator &lt;&lt; (std::ostream&amp; os, const Figure&amp; fig);</text:p>
      <text:p>std::istream&amp; operator &gt;&gt; (std::istream&amp; is, Figure&amp; fig);</text:p>
      <text:p text:style-name="P46"><text:span text:style-name="T44">Figure.cpp</text:span><text:bookmark text:name="__DdeLink__2335_1509592092221"/></text:p>
      <text:p>#pragma once</text:p>
      <text:p text:style-name="Standard"/>
      <text:p text:style-name="Standard">#include "Figure.h"</text:p>
      <text:p text:style-name="Standard"/>
      <text:p text:style-name="Standard">std::ostream&amp; operator &lt;&lt; (std::ostream&amp; os, const Figure&amp; fig) {</text:p>
      <text:p text:style-name="Standard">    fig.print(os);</text:p>
      <text:p text:style-name="Standard">    return os;</text:p>
      <text:p text:style-name="Standard">}</text:p>
      <text:p text:style-name="Standard"/>
      <text:p text:style-name="Standard">std::istream&amp; operator &gt;&gt; (std::istream&amp; is, Figure&amp; fig) {</text:p>
      <text:p text:style-name="Standard">    fig.scan(is);</text:p>
      <text:p text:style-name="Standard">    return is;</text:p>
      <text:p text:style-name="Standard">}</text:p>
      <text:p text:style-name="P47"><text:span text:style-name="T43">Point</text:span><text:span text:style-name="T44">.cpp</text:span></text:p>
      <text:p text:style-name="P54"/>
      <text:p>#pragma once</text:p>
      <text:p/>
      <text:p>#include &lt;numeric&gt;</text:p>
      <text:p>#include &lt;iostream&gt;</text:p>
      <text:p>#include &lt;vector&gt;</text:p>
      <text:p>#include &lt;cmath&gt;</text:p>
      <text:p>#include &lt;limits&gt;</text:p>
      <text:p>#include "Figure.h"</text:p>
      <text:p>std::istream&amp; operator &gt;&gt; (std::istream&amp; is, Point&amp; p) {</text:p>
      <text:p><text:s text:c="2"/>return is &gt;&gt; p.x &gt;&gt; p.y;</text:p>
      <text:p>}</text:p>
      <text:p/>
      <text:p>std::ostream&amp; operator&lt;&lt; (std::ostream&amp; os, const Point&amp; p) {</text:p>
      <text:p><text:s text:c="2"/>return os &lt;&lt; p.x &lt;&lt; " " &lt;&lt; p.y;</text:p>
      <text:p>}</text:p>
      <text:p>Point operator+(Point left, Point right) {</text:p>
      <text:p><text:s text:c="4"/>Point p;</text:p>
      <text:p><text:s text:c="4"/>p.x = left.x+right.x;</text:p>
      <text:p><text:s text:c="4"/>p.y = left.y+right.y;</text:p>
      <text:p><text:s text:c="8"/>return p;</text:p>
      <text:p/>
      <text:p>}</text:p>
      <text:p>Point operator+(Point left, int right) {</text:p>
      <text:p><text:soft-page-break/><text:s text:c="4"/>Point p;</text:p>
      <text:p><text:s text:c="4"/>p.x = left.x+right;</text:p>
      <text:p><text:s text:c="4"/>p.y = left.y+right;</text:p>
      <text:p><text:s text:c="8"/>return p;</text:p>
      <text:p/>
      <text:p>}</text:p>
      <text:p>Point operator-(Point left, Point right) {</text:p>
      <text:p><text:s text:c="4"/>Point p;</text:p>
      <text:p><text:s text:c="4"/>p.x = left.x-right.x;</text:p>
      <text:p><text:s text:c="4"/>p.y = left.y-right.y;</text:p>
      <text:p><text:s text:c="8"/>return p;</text:p>
      <text:p/>
      <text:p>}</text:p>
      <text:p>Point operator-(Point left, double right) {</text:p>
      <text:p><text:s text:c="4"/>Point p;</text:p>
      <text:p><text:s text:c="4"/>p.x = left.x-right;</text:p>
      <text:p><text:s text:c="4"/>p.y = left.y-right;</text:p>
      <text:p><text:s text:c="8"/>return p;</text:p>
      <text:p/>
      <text:p>}</text:p>
      <text:p>Point operator/(Point left, double right) {</text:p>
      <text:p><text:s text:c="4"/>Point p;</text:p>
      <text:p><text:s text:c="4"/>p.x = left.x/right;</text:p>
      <text:p><text:s text:c="4"/>p.y = left.y/right;</text:p>
      <text:p><text:s text:c="8"/>return p;</text:p>
      <text:p/>
      <text:p>}</text:p>
      <text:p>Point operator*(Point left, double right) {</text:p>
      <text:p><text:s text:c="4"/>Point p;</text:p>
      <text:p><text:s text:c="4"/>p.x = left.x*right;</text:p>
      <text:p><text:s text:c="4"/>p.y = left.y*right;</text:p>
      <text:p><text:s text:c="4"/>return p;</text:p>
      <text:p>}</text:p>
      <text:p>double length(Point left, Point right) {</text:p>
      <text:p><text:s text:c="4"/>return sqrt((left.x-right.x)*(left.x-right.x)+(left.y-right.y)*(left.y-right.y));</text:p>
      <text:p>}</text:p>
      <text:p>bool IsOrthogonal(Point a, Point b, Point c)</text:p>
      <text:p>{</text:p>
      <text:p><text:s text:c="4"/>return (b.x - a.x) * (b.x - c.x) + (b.y - a.y) * (b.y - c.y) == 0;</text:p>
      <text:p>}</text:p>
      <text:p>bool IsParallel(Point a, Point b, Point c, Point d)</text:p>
      <text:p>{</text:p>
      <text:p><text:s text:c="4"/>Point a1 = a-b; </text:p>
      <text:p><text:s text:c="4"/>Point a2 = c-d; <text:s/></text:p>
      <text:p><text:s text:c="4"/>return ((a1.x*a2.x+a1.y*a2.y)/(length(a,b)*length(c,d))&lt;=-1 || (a1.x*a2.x+a1.y*a2.y)/(length(a,b)*length(c,d))&gt;=1);</text:p>
      <text:p>}</text:p>
      <text:p text:style-name="P40"/>
      <text:list xml:id="list142642805337841" text:continue-numbering="true" text:style-name="WWNum2">
        <text:list-item>
          <text:p text:style-name="P56">Вывод</text:p>
        </text:list-item>
      </text:list>
      <text:p text:style-name="P19"><text:tab/><text:span text:style-name="T38">В результате данной работы я научился работать с Cmake, создавать базовые абстрактные классы и их классы наследники, а так же узнал </text:span><text:soft-page-break/><text:span text:style-name="T38">больше о принципах объектно ориентированного программирования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meta:editing-cycles>15</meta:editing-cycles>
    <meta:editing-duration>PT12M59S</meta:editing-duration>
    <meta:generator>LibreOffice/6.0.7.3$Linux_X86_64 LibreOffice_project/00m0$Build-3</meta:generator>
    <meta:creation-date>2019-11-08T14:13:44.167106425</meta:creation-date>
    <dc:date>2019-11-08T14:26:40.994602986</dc:date>
    <meta:document-statistic meta:table-count="0" meta:image-count="0" meta:object-count="0" meta:page-count="14" meta:paragraph-count="484" meta:word-count="1860" meta:character-count="14288" meta:non-whitespace-character-count="10847"/>
  </office:meta>
</office:document-meta>
</file>